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ricolage Grotesque" svg:font-family="'Bricolage Grotesqu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Bricolage Grotesque" fo:font-size="26pt" fo:font-weight="bold" officeooo:rsid="0012495d" officeooo:paragraph-rsid="0012495d" style:font-size-asian="26pt" style:font-weight-asian="bold" style:font-size-complex="26pt" style:font-weight-complex="bold"/>
    </style:style>
    <style:style style:name="P2" style:family="paragraph" style:parent-style-name="Standard" style:list-style-name="L1">
      <style:text-properties fo:color="#c6464a" loext:opacity="100%" style:font-name="Bricolage Grotesque" fo:font-size="15pt" fo:font-weight="bold" officeooo:rsid="0012495d" officeooo:paragraph-rsid="0012495d" style:font-size-asian="13.1000003814697pt" style:font-weight-asian="bold" style:font-size-complex="15pt" style:font-weight-complex="bold"/>
    </style:style>
    <style:style style:name="P3" style:family="paragraph" style:parent-style-name="Standard" style:list-style-name="L1">
      <style:text-properties style:font-name="Bricolage Grotesque" fo:font-size="15pt" fo:font-weight="bold" officeooo:rsid="0012495d" officeooo:paragraph-rsid="0012495d" style:font-size-asian="13.1000003814697pt" style:font-weight-asian="bold" style:font-size-complex="15pt" style:font-weight-complex="bold"/>
    </style:style>
    <style:style style:name="P4" style:family="paragraph" style:parent-style-name="Standard" style:list-style-name="L1">
      <style:text-properties style:font-name="Bricolage Grotesque" fo:font-size="15pt" fo:font-weight="normal" officeooo:rsid="0012495d" officeooo:paragraph-rsid="0012495d" style:font-size-asian="13.1000003814697pt" style:font-weight-asian="normal" style:font-size-complex="15pt" style:font-weight-complex="normal"/>
    </style:style>
    <style:style style:name="P5" style:family="paragraph" style:parent-style-name="Standard" style:list-style-name="L1">
      <style:text-properties fo:color="#f2c966" loext:opacity="100%" style:font-name="Bricolage Grotesque" fo:font-size="15pt" fo:font-weight="normal" officeooo:rsid="0012495d" officeooo:paragraph-rsid="0012495d" style:font-size-asian="13.1000003814697pt" style:font-weight-asian="normal" style:font-size-complex="15pt" style:font-weight-complex="normal"/>
    </style:style>
    <style:style style:name="P6" style:family="paragraph" style:parent-style-name="Standard" style:list-style-name="L1">
      <style:text-properties style:font-name="Bricolage Grotesque" fo:font-size="15pt" fo:font-weight="bold" officeooo:rsid="00140ed1" officeooo:paragraph-rsid="00140ed1" style:font-size-asian="13.1000003814697pt" style:font-weight-asian="bold" style:font-size-complex="15pt" style:font-weight-complex="bold"/>
    </style:style>
    <style:style style:name="P7" style:family="paragraph" style:parent-style-name="Standard" style:list-style-name="L1">
      <style:text-properties style:font-name="Bricolage Grotesque" fo:font-size="15pt" fo:font-weight="normal" officeooo:rsid="00140ed1" officeooo:paragraph-rsid="00140ed1" style:font-size-asian="13.1000003814697pt" style:font-weight-asian="normal" style:font-size-complex="15pt" style:font-weight-complex="normal"/>
    </style:style>
    <style:style style:name="P8" style:family="paragraph" style:parent-style-name="Standard" style:list-style-name="L1">
      <style:text-properties fo:color="#00b48f" loext:opacity="100%" style:font-name="Bricolage Grotesque" fo:font-size="15pt" fo:font-weight="normal" officeooo:rsid="00140ed1" officeooo:paragraph-rsid="0019b93e" style:font-size-asian="13.1000003814697pt" style:font-weight-asian="normal" style:font-size-complex="15pt" style:font-weight-complex="normal"/>
    </style:style>
    <style:style style:name="P9" style:family="paragraph" style:parent-style-name="Standard" style:list-style-name="L1">
      <style:text-properties fo:color="#c6464a" loext:opacity="100%" style:font-name="Bricolage Grotesque" fo:font-size="15pt" fo:font-weight="bold" officeooo:rsid="00140ed1" officeooo:paragraph-rsid="00140ed1" style:font-size-asian="13.1000003814697pt" style:font-weight-asian="bold" style:font-size-complex="15pt" style:font-weight-complex="bold"/>
    </style:style>
    <style:style style:name="P10" style:family="paragraph" style:parent-style-name="Standard" style:list-style-name="L1">
      <style:text-properties fo:color="#c6464a" loext:opacity="100%" style:font-name="Bricolage Grotesque" fo:font-size="15pt" fo:font-weight="normal" officeooo:rsid="00140ed1" officeooo:paragraph-rsid="00140ed1" style:font-size-asian="13.1000003814697pt" style:font-weight-asian="normal" style:font-size-complex="15pt" style:font-weight-complex="normal"/>
    </style:style>
    <style:style style:name="P11" style:family="paragraph" style:parent-style-name="Standard" style:list-style-name="L1">
      <style:text-properties fo:color="#c6464a" loext:opacity="100%" style:font-name="Bricolage Grotesque" fo:font-size="15pt" fo:font-weight="normal" officeooo:rsid="00189302" officeooo:paragraph-rsid="00189302" style:font-size-asian="13.1000003814697pt" style:font-weight-asian="normal" style:font-size-complex="15pt" style:font-weight-complex="normal"/>
    </style:style>
    <style:style style:name="P12" style:family="paragraph" style:parent-style-name="Standard" style:list-style-name="L1">
      <style:text-properties fo:color="#c6464a" loext:opacity="100%" style:font-name="Bricolage Grotesque" fo:font-size="15pt" fo:font-weight="normal" officeooo:rsid="00157f56" officeooo:paragraph-rsid="00157f56" style:font-size-asian="13.1000003814697pt" style:font-weight-asian="normal" style:font-size-complex="15pt" style:font-weight-complex="normal"/>
    </style:style>
    <style:style style:name="P13" style:family="paragraph" style:parent-style-name="Standard" style:list-style-name="L1">
      <style:text-properties fo:color="#c6464a" loext:opacity="100%" style:font-name="Bricolage Grotesque" fo:font-size="15pt" fo:font-weight="normal" officeooo:rsid="0019b93e" officeooo:paragraph-rsid="0019b93e" style:font-size-asian="13.1000003814697pt" style:font-weight-asian="normal" style:font-size-complex="15pt" style:font-weight-complex="normal"/>
    </style:style>
    <style:style style:name="P14" style:family="paragraph" style:parent-style-name="Standard" style:list-style-name="L2">
      <style:text-properties style:font-name="Bricolage Grotesque" fo:font-size="15pt" fo:font-weight="normal" officeooo:rsid="0017b3b5" officeooo:paragraph-rsid="0017b3b5" style:font-size-asian="15pt" style:font-weight-asian="normal" style:font-size-complex="15pt" style:font-weight-complex="normal"/>
    </style:style>
    <style:style style:name="P15" style:family="paragraph" style:parent-style-name="Standard" style:list-style-name="L2">
      <style:text-properties fo:color="#00b48f" loext:opacity="100%" style:font-name="Bricolage Grotesque" fo:font-size="15pt" fo:font-style="normal" fo:font-weight="normal" officeooo:rsid="0017b3b5" officeooo:paragraph-rsid="0017b3b5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text-properties fo:color="#c6464a" loext:opacity="100%" style:font-name="Bricolage Grotesque" fo:font-size="12pt" fo:font-weight="normal" officeooo:rsid="0012495d" officeooo:paragraph-rsid="0012495d" style:font-size-asian="12pt" style:font-weight-asian="normal" style:font-size-complex="12pt" style:font-weight-complex="normal"/>
    </style:style>
    <style:style style:name="T1" style:family="text">
      <style:text-properties officeooo:rsid="00140ed1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165056"/>
    </style:style>
    <style:style style:name="T4" style:family="text">
      <style:text-properties fo:color="#c6464a" loext:opacity="100%"/>
    </style:style>
    <style:style style:name="T5" style:family="text">
      <style:text-properties officeooo:rsid="00157f56"/>
    </style:style>
    <style:style style:name="T6" style:family="text">
      <style:text-properties officeooo:rsid="00189302"/>
    </style:style>
    <style:style style:name="T7" style:family="text">
      <style:text-properties officeooo:rsid="0017b3b5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darf Programverteilung</text:p>
      <text:list text:style-name="L1">
        <text:list-item>
          <text:p text:style-name="P2">Anzahl TN (<text:span text:style-name="T1">von </text:span>EH)</text:p>
        </text:list-item>
        <text:list-item>
          <text:p text:style-name="P3">Blockliste mit</text:p>
          <text:list>
            <text:list-item>
              <text:p text:style-name="P4">ID (ON-11, OFF-11 oder ähnlich)</text:p>
            </text:list-item>
            <text:list-item>
              <text:p text:style-name="P5">Kurzem Namen <text:span text:style-name="T1">(für automatisches GP)</text:span></text:p>
            </text:list-item>
            <text:list-item>
              <text:p text:style-name="P4">Ort</text:p>
            </text:list-item>
            <text:list-item>
              <text:p text:style-name="P4">Kategorie</text:p>
            </text:list-item>
            <text:list-item>
              <text:p text:style-name="P4">Platz TN</text:p>
            </text:list-item>
            <text:list-item>
              <text:p text:style-name="P4">Gemischt ←→ <text:s/>Einzeln</text:p>
            </text:list-item>
            <text:list-item>
              <text:p text:style-name="P4">…</text:p>
            </text:list-item>
          </text:list>
        </text:list-item>
        <text:list-item>
          <text:p text:style-name="P6">Antworten Einheiten mit:<text:tab/></text:p>
          <text:list>
            <text:list-item>
              <text:p text:style-name="P7">ID</text:p>
            </text:list-item>
            <text:list-item>
              <text:p text:style-name="P7">Antworten</text:p>
            </text:list-item>
            <text:list-item>
              <text:p text:style-name="P8">Kontakt für automatischen Versand?</text:p>
            </text:list-item>
            <text:list-item>
              <text:p text:style-name="P8"><text:span text:style-name="T2">Zuordnung Antworten zu Blöcken (</text:span><text:span text:style-name="T3">gerne </text:span><text:span text:style-name="T2">Block-ID)</text:span><text:span text:style-name="T4"> </text:span></text:p>
            </text:list-item>
          </text:list>
        </text:list-item>
        <text:list-item>
          <text:p text:style-name="P9">Regeln:</text:p>
          <text:list>
            <text:list-item>
              <text:p text:style-name="P10">Wie viele Aktivitäten pro Kategorie <text:span text:style-name="T5">(und/oder</text:span> pro Woche<text:span text:style-name="T5">)?</text:span></text:p>
              <text:list>
                <text:list-item>
                  <text:p text:style-name="P10">Wasseraktivitäten</text:p>
                </text:list-item>
                <text:list-item>
                  <text:p text:style-name="P10">Ausflüge</text:p>
                </text:list-item>
                <text:list-item>
                  <text:p text:style-name="P10">Wanderungen</text:p>
                </text:list-item>
                <text:list-item>
                  <text:p text:style-name="P10">Spezialprogrammflächen</text:p>
                </text:list-item>
                <text:list-item>
                  <text:p text:style-name="P10">Workshop</text:p>
                </text:list-item>
                <text:list-item>
                  <text:p text:style-name="P10"><text:span text:style-name="T5">Gibt es w</text:span>eitere?</text:p>
                </text:list-item>
                <text:list-item>
                  <text:p text:style-name="P10">Und was ist mit dem Rest?</text:p>
                </text:list-item>
              </text:list>
            </text:list-item>
            <text:list-item>
              <text:p text:style-name="P11">Welche Module bilden zusammen welche Kathegorie?</text:p>
            </text:list-item>
            <text:list-item>
              <text:p text:style-name="P12">Grosse Abteilungen: Was mehrere Module gleichzeitig?</text:p>
            </text:list-item>
            <text:list-item>
              <text:p text:style-name="P13">BlockID für Flussbaden. Freibad und Hallenbad</text:p>
            </text:list-item>
          </text:list>
        </text:list-item>
        <text:list-item>
          <text:p text:style-name="P9"><text:span text:style-name="T6">PRG</text:span>-Präferenzen</text:p>
          <text:list>
            <text:list-item>
              <text:p text:style-name="P10">Welche Module wollen/müssen wir füllen? <text:span text:style-name="T7">(gerne Liste mit Block-ID)</text:span></text:p>
            </text:list-item>
          </text:list>
        </text:list-item>
      </text:list>
      <text:p text:style-name="P1"/>
      <text:p text:style-name="P1">Output:</text:p>
      <text:list text:style-name="L2">
        <text:list-item>
          <text:p text:style-name="P14">Siehe separates Dokument <text:span text:style-name="T8">example_unit.pdf (</text:span><text:span text:style-name="T9">auch erhältlich als </text:span><text:span text:style-name="T8">example_unit.docx</text:span><text:span text:style-name="T9">)</text:span></text:p>
        </text:list-item>
        <text:list-item>
          <text:p text:style-name="P15">Falls gewünscht: in Excel Format?</text:p>
        </text:list-item>
        <text:list-item>
          <text:p text:style-name="P15">Falls gewünscht:<text:span text:style-name="T8"> .ics</text:span> Kalenderinträge?</text:p>
        </text:list-item>
      </text:list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ricolage Grotesque" svg:font-family="'Bricolage Grotesqu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8T16:38:29.108517198</meta:creation-date>
    <dc:date>2025-12-01T15:03:42.258448938</dc:date>
    <meta:editing-duration>PT1H9M43S</meta:editing-duration>
    <meta:editing-cycles>7</meta:editing-cycles>
    <meta:generator>LibreOffice/25.8.3.2$Linux_X86_64 LibreOffice_project/580$Build-2</meta:generator>
    <meta:document-statistic meta:table-count="0" meta:image-count="0" meta:object-count="0" meta:page-count="1" meta:paragraph-count="33" meta:word-count="141" meta:character-count="868" meta:non-whitespace-character-count="788"/>
  </office:meta>
</office:document-meta>
</file>